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lik do wypisywania założeń gry.</text:p>
      <text:p text:style-name="Standard"/>
      <text:p text:style-name="Standard">Ogólna koncepcja:</text:p>
      <text:list xml:id="list1007711499" text:style-name="L1">
        <text:list-item>
          <text:p text:style-name="P1">Gra ma być hybrydą RPG i point'n'click'a</text:p>
        </text:list-item>
        <text:list-item>
          <text:p text:style-name="P1">Ręcznie rysowane tła pomiędzy, którymi będą się poruszać postacie</text:p>
        </text:list-item>
        <text:list-item>
          <text:p text:style-name="P1">Walka turowa w zależności od indywidualnych statystyk inicjatywy</text:p>
        </text:list-item>
        <text:list-item>
          <text:p text:style-name="P1">Gracz prowadzi drużyną postaci (ilu?)</text:p>
        </text:list-item>
        <text:list-item>
          <text:p text:style-name="P1">Postacie mogą być różnej rasy i klasy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5$Linux_X86_64 LibreOffice_project/350m1$Build-2</meta:generator>
    <dc:date>2013-01-24T21:57:22</dc:date>
    <meta:document-statistic meta:table-count="0" meta:image-count="0" meta:object-count="0" meta:page-count="1" meta:paragraph-count="7" meta:word-count="48" meta:character-count="297" meta:non-whitespace-character-count="261"/>
    <meta:user-defined meta:name="Info 1"/>
    <meta:user-defined meta:name="Info 2"/>
    <meta:user-defined meta:name="Info 3"/>
    <meta:user-defined meta:name="Info 4"/>
  </office:meta>
</office:document-meta>
</file>